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6d73" officeooo:paragraph-rsid="00136d73"/>
    </style:style>
    <style:style style:name="P2" style:family="paragraph" style:parent-style-name="Text_20_body">
      <style:paragraph-properties fo:text-align="end" style:justify-single-word="false"/>
      <style:text-properties officeooo:rsid="00136d73" officeooo:paragraph-rsid="00136d73"/>
    </style:style>
    <style:style style:name="P3" style:family="paragraph" style:parent-style-name="Title">
      <style:text-properties officeooo:rsid="00136d73" officeooo:paragraph-rsid="00136d73"/>
    </style:style>
    <style:style style:name="P4" style:family="paragraph" style:parent-style-name="Subtitle">
      <style:text-properties officeooo:rsid="00136d73" officeooo:paragraph-rsid="00136d73"/>
    </style:style>
    <style:style style:name="P5" style:family="paragraph" style:parent-style-name="Text_20_body">
      <style:text-properties officeooo:rsid="001568c5" officeooo:paragraph-rsid="001568c5"/>
    </style:style>
    <style:style style:name="P6" style:family="paragraph" style:parent-style-name="Text_20_body">
      <style:text-properties style:font-name="Liberation Mono" officeooo:rsid="001568c5" officeooo:paragraph-rsid="001568c5"/>
    </style:style>
    <style:style style:name="P7" style:family="paragraph" style:parent-style-name="Text_20_body">
      <style:text-properties officeooo:rsid="00167ee4" officeooo:paragraph-rsid="00167ee4"/>
    </style:style>
    <style:style style:name="P8" style:family="paragraph" style:parent-style-name="Text_20_body" style:list-style-name="L2">
      <style:text-properties officeooo:rsid="00167ee4" officeooo:paragraph-rsid="00167ee4"/>
    </style:style>
    <style:style style:name="P9" style:family="paragraph" style:parent-style-name="Text_20_body" style:list-style-name="L2">
      <style:text-properties officeooo:rsid="00175e28" officeooo:paragraph-rsid="00175e28"/>
    </style:style>
    <style:style style:name="P10" style:family="paragraph" style:parent-style-name="Text_20_body">
      <style:text-properties officeooo:rsid="00175e28" officeooo:paragraph-rsid="00175e28"/>
    </style:style>
    <style:style style:name="P11" style:family="paragraph" style:parent-style-name="Text_20_body" style:list-style-name="L2">
      <style:text-properties officeooo:rsid="001808fd" officeooo:paragraph-rsid="001808fd"/>
    </style:style>
    <style:style style:name="P12" style:family="paragraph" style:parent-style-name="Text_20_body" style:list-style-name="L3">
      <style:text-properties officeooo:rsid="001808fd" officeooo:paragraph-rsid="001808fd"/>
    </style:style>
    <style:style style:name="P13" style:family="paragraph" style:parent-style-name="Heading_20_1">
      <style:text-properties officeooo:rsid="00136d73"/>
    </style:style>
    <style:style style:name="P14" style:family="paragraph" style:parent-style-name="Heading_20_1">
      <style:text-properties officeooo:rsid="00136d73" officeooo:paragraph-rsid="00136d73"/>
    </style:style>
    <style:style style:name="P15" style:family="paragraph" style:parent-style-name="Heading_20_2">
      <style:text-properties officeooo:paragraph-rsid="00167ee4"/>
    </style:style>
    <style:style style:name="P16" style:family="paragraph" style:parent-style-name="Heading_20_2">
      <style:text-properties officeooo:rsid="00167ee4" officeooo:paragraph-rsid="00167ee4"/>
    </style:style>
    <style:style style:name="T1" style:family="text">
      <style:text-properties officeooo:rsid="001568c5"/>
    </style:style>
    <style:style style:name="T2" style:family="text">
      <style:text-properties style:font-name="Liberation Mono"/>
    </style:style>
    <style:style style:name="T3" style:family="text">
      <style:text-properties style:font-name="Liberation Mono" officeooo:rsid="0017948c"/>
    </style:style>
    <style:style style:name="T4" style:family="text">
      <style:text-properties style:font-name="Liberation Mono" officeooo:rsid="001808f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7948c"/>
    </style:style>
    <style:style style:name="T7" style:family="text">
      <style:text-properties style:font-name="Liberation Serif" officeooo:rsid="001808fd"/>
    </style:style>
    <style:style style:name="T8" style:family="text">
      <style:text-properties style:font-name="Liberation Serif" officeooo:rsid="00195fa3"/>
    </style:style>
    <style:style style:name="T9" style:family="text">
      <style:text-properties style:font-name="Liberation Serif" officeooo:rsid="00197b3e"/>
    </style:style>
    <style:style style:name="T10" style:family="text">
      <style:text-properties officeooo:rsid="00167ee4"/>
    </style:style>
    <style:style style:name="T11" style:family="text">
      <style:text-properties officeooo:rsid="00175e28"/>
    </style:style>
    <style:style style:name="T12" style:family="text">
      <style:text-properties officeooo:rsid="0017948c"/>
    </style:style>
    <style:style style:name="T13" style:family="text">
      <style:text-properties officeooo:rsid="001808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Komunikační protokol pro hru „Milostný dopis“</text:p>
      <text:p text:style-name="P4"/>
      <text:p text:style-name="P4">KIV / UP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adek VAIS<text:line-break/>A13B0457P<text:line-break/>vaisr@students.zcu.cz</text:p>
      <text:h text:style-name="P14" text:outline-level="1"><text:soft-page-break/><text:span text:style-name="T1">Základní informace</text:span></text:h>
      <text:p text:style-name="P5">Jde o textový protokol, jehož zprávy jsou po IP síti přenášeny pomocí protokolu UDP. Protokol obsahuje jednoduché potvrzování zpráv.</text:p>
      <text:h text:style-name="P13" text:outline-level="1">Formát zprávy</text:h>
      <text:p text:style-name="P5"><text:span text:style-name="T10">Z</text:span>ákladní formát zprávy obsahuje typ zprávy (právě tři velká písmena), pořadové číslo<text:span text:style-name="T5">, následují data která jsou závislá na konkrétním typu zprávy. </text:span><text:span text:style-name="T7">Jako oddělovač </text:span><text:span text:style-name="T8">informací</text:span><text:span text:style-name="T7"> je použitý <text:s/>znak „#“.</text:span></text:p>
      <text:p text:style-name="P6"><text:tab/>TYP#0000000<text:span text:style-name="T10">000</text:span>#data… ##</text:p>
      <text:h text:style-name="P14" text:outline-level="1">Typy zpráv</text:h>
      <text:h text:style-name="P15" text:outline-level="2"><text:span text:style-name="T10">Typ ACK</text:span></text:h>
      <text:p text:style-name="P7">Pokud je zpráva označena jako ACK, jde o potvrzení přijetí zprávy na jiné stanici. Na tuto zprávu se neodpovídá. V datové části obsahuje pouze číslo doručené zprávy. Zpráva typu ACK, se odesílá ihned po doručení jakékoli zprávy. Slouží ke zjišťování úspěšnosti přenosu.</text:p>
      <text:h text:style-name="P16" text:outline-level="2">Typ SRV</text:h>
      <text:p text:style-name="P7">Pokud je zpráva označena jako SRV, jde o komunikaci spojenou s vyjednáním připojení, či kompletní vytvoření hry.</text:p>
      <text:p text:style-name="P7"><text:tab/>Konkrétní data zprávy pak rozlišují <text:span text:style-name="T11">co konkrétně.</text:span></text:p>
      <text:list xml:id="list3106556821295003409" text:style-name="L2">
        <text:list-item>
          <text:p text:style-name="P8">seznam volných her, ke kterým se lze připojit </text:p>
        </text:list-item>
        <text:list-item>
          <text:p text:style-name="P9">žádost o seznam volných her</text:p>
        </text:list-item>
        <text:list-item>
          <text:p text:style-name="P8"><text:span text:style-name="T11">žádost o</text:span> připojení do hry</text:p>
        </text:list-item>
        <text:list-item>
          <text:p text:style-name="P9">potvrzení přijetí žádosti o vstup do hry</text:p>
          <text:list>
            <text:list-item>
              <text:p text:style-name="P9">pozitivní </text:p>
            </text:list-item>
            <text:list-item>
              <text:p text:style-name="P9">negativní</text:p>
            </text:list-item>
          </text:list>
        </text:list-item>
        <text:list-item>
          <text:p text:style-name="P9">odpojení ukončení hry</text:p>
        </text:list-item>
        <text:list-item>
          <text:p text:style-name="P9">žádost o vytvoření nové hry</text:p>
        </text:list-item>
        <text:list-item>
          <text:p text:style-name="P9">zpráva o přidání hráče do hry (ostatním hráčům)</text:p>
        </text:list-item>
        <text:list-item>
          <text:p text:style-name="P11">zahájení hry (server všem hráčům)</text:p>
        </text:list-item>
      </text:list>
      <text:h text:style-name="P15" text:outline-level="2"><text:span text:style-name="T10">Typ GAM</text:span></text:h>
      <text:p text:style-name="P10">Pokud je zpráva označena jako <text:span text:style-name="T13">GAM</text:span>, jde o komunikaci spojenou s průběhem hry. <text:span text:style-name="T12">Proto každá zpráva jako první položku dat obsahuje</text:span><text:span text:style-name="T6"> </text:span><text:span text:style-name="T7">číselný</text:span><text:span text:style-name="T6"> identifikátor hry, které se z</text:span><text:span text:style-name="T7">p</text:span><text:span text:style-name="T6">ráva týká. Všechny zprávy tohoto typu mají i svůj ekvivalent pro potvrzení. Jistota jejich doručení je zásadní pro </text:span><text:soft-page-break/><text:span text:style-name="T6">správný průběh hry. </text:span><text:span text:style-name="T9">Jako potvrzení se používá odpověď se stejnou informací.</text:span></text:p>
      <text:p text:style-name="P10"><text:span text:style-name="T6"><text:tab/>Rozlišují se tyto typy zpráv:</text:span></text:p>
      <text:list xml:id="list962878330739870625" text:style-name="L3">
        <text:list-item>
          <text:p text:style-name="P12"><text:span text:style-name="T5">jsi na tahu s kartou X</text:span></text:p>
        </text:list-item>
        <text:list-item>
          <text:p text:style-name="P12"><text:span text:style-name="T5">zahrál jsem tuto kartu X</text:span></text:p>
        </text:list-item>
        <text:list-item>
          <text:p text:style-name="P12"><text:span text:style-name="T5">hráč X zahrál kartu Y</text:span></text:p>
        </text:list-item>
        <text:list-item>
          <text:p text:style-name="P12"><text:span text:style-name="T5">hráč X tě ovlivňuje kartou Y</text:span></text:p>
        </text:list-item>
        <text:list-item>
          <text:p text:style-name="P12"><text:span text:style-name="T5">v tomto kole končím</text:span></text:p>
        </text:list-item>
        <text:list-item>
          <text:p text:style-name="P12"><text:span text:style-name="T5">nové kol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ek Vais</meta:initial-creator>
    <meta:creation-date>2015-11-16T14:55:37.917955171</meta:creation-date>
    <dc:date>2015-11-18T13:14:30.652494922</dc:date>
    <dc:creator>Radek Vais</dc:creator>
    <meta:editing-duration>PT2H40M45S</meta:editing-duration>
    <meta:editing-cycles>3</meta:editing-cycles>
    <meta:generator>LibreOffice/4.4.3.2$Linux_X86_64 LibreOffice_project/40m0$Build-2</meta:generator>
    <meta:document-statistic meta:table-count="0" meta:image-count="0" meta:object-count="0" meta:page-count="3" meta:paragraph-count="33" meta:word-count="292" meta:character-count="1748" meta:non-whitespace-character-count="1499"/>
  </office:meta>
</office:document-meta>
</file>